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100000236041CCE2F266D2587.png" manifest:media-type="image/png"/>
  <manifest:file-entry manifest:full-path="Pictures/10000001000004A4000002A92A9041843084A189.png" manifest:media-type="image/png"/>
  <manifest:file-entry manifest:full-path="Pictures/10000001000002E100000385E7B4584CEA2AD2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7e6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3" text:anchor-type="char" svg:width="17cm" svg:height="20.782cm" draw:z-index="2"><draw:image xlink:href="Pictures/10000001000002E100000385E7B4584CEA2AD2BD.png" xlink:type="simple" xlink:show="embed" xlink:actuate="onLoad" draw:mime-type="image/png"/></draw:frame></text:p>
      <text:p text:style-name="P1"><draw:frame draw:style-name="fr2" draw:name="Image2" text:anchor-type="char" svg:width="17cm" svg:height="9.744cm" draw:z-index="1"><draw:image xlink:href="Pictures/10000001000004A4000002A92A9041843084A189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2" draw:name="Image1" text:anchor-type="char" svg:width="17cm" svg:height="14.296cm" draw:z-index="0"><draw:image xlink:href="Pictures/10000001000002A100000236041CCE2F266D25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36:02.046696527</meta:creation-date>
    <dc:date>2024-03-19T22:44:27.739952725</dc:date>
    <meta:editing-duration>PT8M26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